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BA5B68FBBB6DB809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ucida Console" svg:font-family="'Lucida Console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fo:color="#666666" loext:opacity="100%" fo:font-size="9pt" style:font-size-asian="9pt" style:font-size-complex="9pt"/>
    </style:style>
    <style:style style:name="P2" style:family="paragraph" style:parent-style-name="Standard">
      <style:paragraph-properties fo:line-height="100%" fo:orphans="0" fo:widows="0"/>
      <style:text-properties fo:color="#666666" loext:opacity="100%" fo:font-size="9pt" fo:font-style="italic" style:font-size-asian="9pt" style:font-style-asian="italic" style:font-size-complex="9pt"/>
    </style:style>
    <style:style style:name="P3" style:family="paragraph" style:parent-style-name="Standard">
      <style:text-properties officeooo:paragraph-rsid="0019c280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0" fo:widows="0" fo:text-indent="0cm" style:auto-text-indent="false" style:page-number="1" fo:background-color="#ffffff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0" fo:widows="0" fo:text-indent="0cm" style:auto-text-indent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/>
      <style:text-properties officeooo:paragraph-rsid="00184223"/>
    </style:style>
    <style:style style:name="P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style:font-name-asian="Roboto2" style:font-size-asian="11.5pt" style:font-name-complex="Roboto2" style:font-size-complex="11.5pt"/>
    </style:style>
    <style:style style:name="P8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paragraph-rsid="00184223" style:font-name-asian="Roboto2" style:font-size-asian="11.5pt" style:font-name-complex="Roboto2" style:font-size-complex="11.5pt"/>
    </style:style>
    <style:style style:name="P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paragraph-rsid="00197bdb" style:font-name-asian="Roboto2" style:font-size-asian="11.5pt" style:font-name-complex="Roboto2" style:font-size-complex="11.5pt"/>
    </style:style>
    <style:style style:name="P10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style:font-name-asian="Roboto2" style:font-size-asian="11.5pt" style:font-name-complex="Roboto2" style:font-size-complex="11.5pt"/>
    </style:style>
    <style:style style:name="P11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rsid="00184223" officeooo:paragraph-rsid="00184223" style:font-name-asian="Roboto2" style:font-size-asian="11.5pt" style:font-name-complex="Roboto2" style:font-size-complex="11.5pt"/>
    </style:style>
    <style:style style:name="P12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style:font-name-asian="Roboto2" style:font-size-asian="11.5pt" style:font-name-complex="Roboto2" style:font-size-complex="11.5pt"/>
    </style:style>
    <style:style style:name="P13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paragraph-rsid="00184223" style:font-name-asian="Roboto2" style:font-size-asian="11.5pt" style:font-name-complex="Roboto2" style:font-size-complex="11.5pt"/>
    </style:style>
    <style:style style:name="P14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paragraph-rsid="00197bdb" style:font-name-asian="Roboto2" style:font-size-asian="11.5pt" style:font-name-complex="Roboto2" style:font-size-complex="11.5pt"/>
    </style:style>
    <style:style style:name="P15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.423cm" style:contextual-spacing="false" fo:line-height="100%" fo:orphans="0" fo:widows="0" fo:text-indent="-0.635cm" style:auto-text-indent="false" fo:background-color="#ffffff"/>
      <style:text-properties style:font-name="Roboto1" fo:font-size="11.5pt" style:font-name-asian="Roboto2" style:font-size-asian="11.5pt" style:font-name-complex="Roboto2" style:font-size-complex="11.5pt"/>
    </style:style>
    <style:style style:name="P16" style:family="paragraph" style:parent-style-name="Standard" style:list-style-name="WWNum1">
      <loext:graphic-properties draw:fill="solid" draw:fill-color="#ffffff"/>
      <style:paragraph-properties fo:margin-left="3.81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style:font-name-asian="Roboto2" style:font-size-asian="11.5pt" style:font-name-complex="Roboto2" style:font-size-complex="11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3.81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paragraph-rsid="00197bdb" style:font-name-asian="Roboto2" style:font-size-asian="11.5pt" style:font-name-complex="Roboto2" style:font-size-complex="11.5pt"/>
    </style:style>
    <style:style style:name="P18" style:family="paragraph" style:parent-style-name="Standard">
      <loext:graphic-properties draw:fill="solid" draw:fill-color="#ffffff"/>
      <style:paragraph-properties fo:margin-left="3.81cm" fo:margin-right="0cm" fo:margin-top="0cm" fo:margin-bottom="0cm" style:contextual-spacing="false" fo:line-height="100%" fo:orphans="0" fo:widows="0" fo:text-indent="-0.635cm" style:auto-text-indent="false" fo:background-color="#ffffff"/>
      <style:text-properties style:font-name="Roboto1" fo:font-size="11.5pt" officeooo:rsid="00197bdb" officeooo:paragraph-rsid="00197bdb" style:font-name-asian="Roboto2" style:font-size-asian="11.5pt" style:font-name-complex="Roboto2" style:font-size-complex="11.5pt"/>
    </style:style>
    <style:style style:name="P19" style:family="paragraph" style:parent-style-name="Standard" style:list-style-name="WWNum1">
      <loext:graphic-properties draw:fill="solid" draw:fill-color="#ffffff"/>
      <style:paragraph-properties fo:margin-left="3.175cm" fo:margin-right="0cm" fo:margin-top="0cm" fo:margin-bottom="0cm" style:contextual-spacing="false" fo:line-height="100%" fo:orphans="0" fo:widows="0" fo:text-indent="0cm" style:auto-text-indent="false" fo:background-color="#ffffff"/>
      <style:text-properties style:font-name="Roboto1" fo:font-size="11.5pt" officeooo:paragraph-rsid="00197bdb" style:font-name-asian="Roboto2" style:font-size-asian="11.5pt" style:font-name-complex="Roboto2" style:font-size-complex="11.5pt"/>
    </style:style>
    <style:style style:name="P20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#ffffff"/>
      <style:text-properties style:font-name="Roboto1" fo:font-size="11.5pt" officeooo:paragraph-rsid="00197bdb" style:font-name-asian="Roboto2" style:font-size-asian="11.5pt" style:font-name-complex="Roboto2" style:font-size-complex="11.5pt"/>
    </style:style>
    <style:style style:name="T1" style:family="text">
      <style:text-properties style:font-name="Roboto1" fo:font-size="11.5pt" style:font-name-asian="Roboto2" style:font-size-asian="11.5pt" style:font-name-complex="Roboto2" style:font-size-complex="11.5pt"/>
    </style:style>
    <style:style style:name="T2" style:family="text">
      <style:text-properties style:font-name="Roboto1" fo:font-size="11.5pt" officeooo:rsid="00184223" style:font-name-asian="Roboto2" style:font-size-asian="11.5pt" style:font-name-complex="Roboto2" style:font-size-complex="11.5pt"/>
    </style:style>
    <style:style style:name="T3" style:family="text">
      <style:text-properties style:font-name="Roboto1" fo:font-size="11.5pt" officeooo:rsid="0019c280" style:font-name-asian="Roboto2" style:font-size-asian="11.5pt" style:font-name-complex="Roboto2" style:font-size-complex="11.5pt"/>
    </style:style>
    <style:style style:name="T4" style:family="text">
      <style:text-properties style:font-name="Roboto1" fo:font-size="11.5pt" fo:font-weight="bold" style:font-name-asian="Roboto2" style:font-size-asian="11.5pt" style:font-weight-asian="bold" style:font-name-complex="Roboto2" style:font-size-complex="11.5pt"/>
    </style:style>
    <style:style style:name="T5" style:family="text">
      <style:text-properties style:font-name="Roboto1" fo:font-size="11.5pt" fo:font-style="italic" fo:font-weight="bold" style:font-name-asian="Roboto2" style:font-size-asian="11.5pt" style:font-style-asian="italic" style:font-weight-asian="bold" style:font-name-complex="Roboto2" style:font-size-complex="11.5pt"/>
    </style:style>
    <style:style style:name="T6" style:family="text">
      <style:text-properties style:font-name="Roboto1" fo:font-size="10.5pt" officeooo:rsid="0019c280" style:font-name-asian="Roboto2" style:font-size-asian="10.5pt" style:font-name-complex="Roboto2" style:font-size-complex="10.5pt"/>
    </style:style>
    <style:style style:name="T7" style:family="text">
      <style:text-properties style:font-name="Roboto1" fo:font-size="10.5pt" fo:font-weight="bold" officeooo:rsid="0019c280" style:font-name-asian="Roboto2" style:font-size-asian="10.5pt" style:font-weight-asian="bold" style:font-name-complex="Roboto2" style:font-size-complex="10.5pt" style:font-weight-complex="bold"/>
    </style:style>
    <style:style style:name="T8" style:family="text">
      <style:text-properties officeooo:rsid="00184223"/>
    </style:style>
    <style:style style:name="T9" style:family="text">
      <style:text-properties style:use-window-font-color="true" loext:opacity="0%" style:font-name="Lucida Console" fo:font-size="9pt" fo:font-weight="bold" style:font-size-asian="9pt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7bdb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7bdb" style:font-weight-asian="normal" style:font-weight-complex="normal"/>
    </style:style>
    <style:style style:name="T14" style:family="text">
      <style:text-properties officeooo:rsid="00197bdb"/>
    </style:style>
    <style:style style:name="T15" style:family="text">
      <style:text-properties officeooo:rsid="0019c280"/>
    </style:style>
    <style:style style:name="T16" style:family="text">
      <style:text-properties style:font-name="Roboto" officeooo:rsid="0019c280"/>
    </style:style>
    <style:style style:name="T17" style:family="text">
      <style:text-properties style:font-name="Roboto" fo:font-size="10.5pt" officeooo:rsid="0019c280" style:font-size-asian="10.5pt" style:font-size-complex="10.5pt"/>
    </style:style>
    <style:style style:name="T18" style:family="text">
      <style:text-properties style:font-name="Roboto" fo:font-size="10.5pt" fo:font-weight="bold" officeooo:rsid="0019c280" style:font-size-asian="10.5pt" style:font-weight-asian="bold" style:font-size-complex="10.5pt" style:font-weight-complex="bold"/>
    </style:style>
    <style:style style:name="T19" style:family="text">
      <style:text-properties fo:font-size="10.5pt" officeooo:rsid="0019c280" style:font-size-asian="10.5pt" style:font-size-complex="10.5pt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5"><text:span text:style-name="T1">https://github.com/LuisArroyoCaballero/Pr-ctica_Evaluable</text:span></text:p>
      <text:p text:style-name="P5"><text:span text:style-name="T1"/></text:p>
      <text:p text:style-name="P5"><text:span text:style-name="T1">Realiza estas acciones. En </text:span><text:span text:style-name="T4">todos</text:span><text:span text:style-name="T1"> los apartados, además de contestar a lo que se pide, debes indicar el o los comandos que utilizas (en caso de que realices algo desde el entorno gráfico, indícalo). </text:span><text:span text:style-name="T5">Recuerda que todas las acciones referentes a git debes hacerlas mediante comandos.</text:span></text:p>
      <text:list xml:id="list1820423571" text:style-name="WWNum1">
        <text:list-item>
          <text:p text:style-name="P8">Crea un repositorio remoto desde github y haz una copia de él en tu equipo local</text:p>
          <text:p text:style-name="P6"><text:span text:style-name="T2">He creado el repositorio de github desde la página web y para clonarlo en mi equipo local he utilizado el comando </text:span><text:span text:style-name="T9">git clone https://github.com/LuisArroyoCaballero/Pr-ctica_Evaluable.git.</text:span><text:span text:style-name="T1"><text:line-break/></text:span></text:p>
        </text:list-item>
        <text:list-item>
          <text:p text:style-name="P7">Agrega los siguientes archivos en tu repositorio local (de momento estarán vacíos):</text:p>
          <text:list>
            <text:list-item>
              <text:p text:style-name="P12">archivo1.html</text:p>
            </text:list-item>
            <text:list-item>
              <text:p text:style-name="P12">archivo2.html</text:p>
            </text:list-item>
            <text:list-item>
              <text:p text:style-name="P13">archivo3.html</text:p>
              <text:p text:style-name="P13"><text:span text:style-name="T8">He creado los tres archivos desde el entorno gráfico.</text:span><text:line-break/></text:p>
            </text:list-item>
          </text:list>
        </text:list-item>
        <text:list-item>
          <text:p text:style-name="P7">Estos 3 archivos debes subirlos al repositorio remoto. Ahora en github debes ver los 3 archivos, ¿en qué rama están y por qué?<text:line-break/></text:p>
        </text:list-item>
      </text:list>
      <text:p text:style-name="P11">He utilizado 3 comandos para actualizar mi repositorio remoto: <text:span text:style-name="T10">git add . / git commit -m “Creados archivos 1-2-3” / git push. </text:span><text:span text:style-name="T12">Debido a que no hemos introducido la configuración del repositorio ni a la rama a la que queremos subir estos archivos se sube a la rama master (la configuracion predeterminada es origin).</text:span></text:p>
      <text:p text:style-name="P10"/>
      <text:list xml:id="list192606369357182" text:continue-numbering="true" text:style-name="WWNum1">
        <text:list-item>
          <text:p text:style-name="P7">Desde el repositorio remoto, edita los tres archivos, agregando, en cada uno</text:p>
          <text:list>
            <text:list-item>
              <text:list>
                <text:list-item>
                  <text:p text:style-name="P16">“Soy el archivo 1”</text:p>
                </text:list-item>
                <text:list-item>
                  <text:p text:style-name="P16">“Soy el archivo 2”</text:p>
                </text:list-item>
                <text:list-item>
                  <text:p text:style-name="P17">“Soy el archivo 3”</text:p>
                </text:list-item>
              </text:list>
            </text:list-item>
          </text:list>
        </text:list-item>
      </text:list>
      <text:p text:style-name="P18">Para agregar texto en estos archivos lo he hecho desde el editor de github (entorno gráfico).</text:p>
      <text:list xml:id="list19260779647674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0"><text:line-break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Actualiza tu repositorio local para traer los cambios del remoto.</text:p>
          <text:p text:style-name="P20"><text:span text:style-name="T14">Para actualizar mi repositorio local he utilizado el comando </text:span><text:span text:style-name="T11">git pull</text:span><text:span text:style-name="T14">.</text:span><text:line-break/></text:p>
        </text:list-item>
        <text:list-item>
          <text:p text:style-name="P9">Crea una rama en tu local llamada pruebas</text:p>
          <text:p text:style-name="P20"><text:span text:style-name="T13">He utilizado el comando</text:span><text:span text:style-name="T11"> git branch pruebas.</text:span><text:line-break/></text:p>
        </text:list-item>
        <text:list-item>
          <text:p text:style-name="P9">Consulta las ramas que tienes creadas y el contenido de sus archivos</text:p>
          <text:p text:style-name="P9"/>
          <text:p text:style-name="P9"><text:span text:style-name="T14">He utilizado el comando </text:span><text:span text:style-name="T11">git branch --list </text:span><text:span text:style-name="T13">que nos lista las ramas de nuestro repositorio local y nos marca en verde en cual nos encontramos.</text:span><text:line-break/></text:p>
        </text:list-item>
        <text:list-item>
          <text:p text:style-name="P7">Desde esta rama, modifica el archivo1, agregando:</text:p>
          <text:list>
            <text:list-item>
              <text:list>
                <text:list-item>
                  <text:p text:style-name="P17"><text:soft-page-break/>“escribo desde aquí”</text:p>
                  <text:p text:style-name="P19"><text:span text:style-name="T14">He utilizado el comando </text:span><text:span text:style-name="T11">git checkout pruebas</text:span><text:span text:style-name="T14"> para cambiar a la rama pruebas.</text:span></text:p>
                  <text:p text:style-name="P19"/>
                  <text:p text:style-name="P19"><text:span text:style-name="T14">He modificado el archivo desde el entorno gráfico.</text:span><text:line-break/></text:p>
                </text:list-item>
              </text:list>
            </text:list-item>
          </text:list>
        </text:list-item>
        <text:list-item>
          <text:p text:style-name="P9">Consulta el contenido del archivo que acabas de modificar en la rama máster</text:p>
          <text:p text:style-name="P9"/>
          <text:p text:style-name="P9"><text:span text:style-name="T14">He usado el comando </text:span><text:span text:style-name="T11">git checkout master</text:span><text:span text:style-name="T14"> para pasar a la rama master y la modificación se ha hecho en esta rama también.</text:span><text:line-break/></text:p>
        </text:list-item>
        <text:list-item>
          <text:p text:style-name="P9">Consulta el contenido del archivo que acabas de modificar en la rama pruebas</text:p>
          <text:p text:style-name="P20"/>
          <text:list>
            <text:list-header>
              <text:p text:style-name="P20"><text:span text:style-name="T14">En la rama pruebas tambien <text:s/>esta modificado.</text:span><text:line-break/></text:p>
            </text:list-header>
          </text:list>
        </text:list-item>
        <text:list-item>
          <text:p text:style-name="P7">Por último, realiza las acciones necesarias para conseguir lo siguiente:</text:p>
          <text:list>
            <text:list-item>
              <text:p text:style-name="P14">Lo que tienes ahora mismo en tu repositorio local, debes subirlo al remoto (incluida la rama pruebas y los cambios que has hecho en ella).</text:p>
              <text:p text:style-name="P14"/>
              <text:p text:style-name="P14"><text:span text:style-name="T15">He utilizado desde la rama pruebas los comandos: git add . / git commit -m “Modificado archivo 1” / git push --set-upstream origin pruebas. En el repositorio remoto solo esta hecha la modificación en la rama pruebas.</text:span><text:line-break/></text:p>
            </text:list-item>
            <text:list-item>
              <text:p text:style-name="P15">Todo lo que has modificado, debes subirlo a la rama máster, primero en local y luego en remoto.</text:p>
            </text:list-item>
          </text:list>
        </text:list-item>
      </text:list>
      <text:p text:style-name="P3"><text:tab/><text:tab/><text:span text:style-name="T17">He utilizado el comando </text:span><text:span text:style-name="T18">git checkout master</text:span><text:span text:style-name="T17"> para pasar a la rama master, luego </text:span><text:span text:style-name="T18">git merge pruebas</text:span><text:span text:style-name="T17">, para fusionar las dos ramas, y por último</text:span><text:span text:style-name="T19"> <text:s/></text:span><text:span text:style-name="T7">git push --set-upstream origin master</text:span><text:span text:style-name="T6">, para actualizar la rama master en el repositorio remo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ucida Console" svg:font-family="'Lucida Console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oboto1" fo:font-family="Roboto" style:font-family-generic="roman" style:font-pitch="variable" fo:font-size="11.5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1.5pt" style:text-underline-style="none"/>
    </style:style>
    <style:style style:name="ListLabel_20_3" style:display-name="ListLabel 3" style:family="text">
      <style:text-properties style:font-name="Roboto1" fo:font-family="Roboto" style:font-family-generic="roman" style:font-pitch="variable" fo:font-size="11.5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orphans="0" fo:widows="0"/>
      <style:text-properties fo:color="#666666" loext:opacity="100%" fo:font-size="9pt" fo:font-style="italic" style:font-size-asian="9pt" style:font-style-asian="italic" style:font-size-complex="9pt"/>
    </style:style>
    <style:style style:name="MP2" style:family="paragraph" style:parent-style-name="Standard">
      <style:paragraph-properties fo:line-height="100%" fo:orphans="0" fo:widows="0"/>
      <style:text-properties fo:color="#666666" loext:opacity="100%" fo:font-size="9pt" style:font-size-asian="9pt" style:font-size-complex="9pt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17.939cm" svg:y="0.476cm" svg:width="1.626cm" svg:height="1.626cm" draw:z-index="1"><draw:image xlink:href="Pictures/10000000000000E1000000E1BA5B68FBBB6DB809.jpg" xlink:type="simple" xlink:show="embed" xlink:actuate="onLoad" draw:mime-type="image/jpeg"/></draw:frame>Práctica git, Entornos de Desarrollo</text:p>
        <text:p text:style-name="MP1">10/11/2020</text:p>
        <text:p text:style-name="MP2"/>
        <text:p text:style-name="MP2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0-11-10T19:26:06.233000000</dc:date>
    <meta:editing-duration>PT7M33S</meta:editing-duration>
    <meta:editing-cycles>1</meta:editing-cycles>
    <meta:document-statistic meta:table-count="0" meta:image-count="1" meta:object-count="0" meta:page-count="2" meta:paragraph-count="39" meta:word-count="549" meta:character-count="3234" meta:non-whitespace-character-count="2733"/>
  </office:meta>
</office:document-meta>
</file>